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text" style:name="aa79866">
      <style:text-properties xlink:href="http://www.heise.de"/>
    </style:style>
  </office:automatic-styles>
  <office:body>
    <office:text>
      <text:p text:style-name="Standard">Empty <text:a xlink:href="http://www.heise.de"><text:span text:style-name="aa79866">D<text:tab/><text:tab/>o</text:span></text:a>cument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Hyperlink" style:family="text" style:name="Hyperlink">
      <style:text-properties fo:color="#0080C0" style:text-underline-style="solid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21</dc:date>
    <meta:editing-cycles>2</meta:editing-cycles>
    <meta:editing-duration>PT0.006S</meta:editing-duration>
  </office:meta>
</office:document-meta>
</file>